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SafeComponentHandler.do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SafeComponentHandler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SafeComponentHandler.ThreadSafeComponentHandler( final ComponentInfo info , final Compon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SafeComponentHandl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SafeComponentHandler.do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SafeComponentHandler.doPut( final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